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n>1</mn>
                  <mo stretchy="false">+</mo>
                  <mfrac>
                    <mrow>
                      <mi>L</mi>
                    </mrow>
                    <mrow>
                      <mn>3T</mn>
                    </mrow>
                  </mfrac>
                </mrow>
              </mrow>
              <mo stretchy="false">)</mo>
            </mrow>
          </mrow>
        </mtd>
      </mtr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n>0.9</mn>
                  <mo stretchy="false">+</mo>
                  <mfrac>
                    <mrow>
                      <mi>L</mi>
                    </mrow>
                    <mrow>
                      <mn>12</mn>
                      <mi>T</mi>
                    </mrow>
                  </mfrac>
                </mrow>
              </mrow>
              <mo stretchy="false">)</mo>
            </mrow>
            <mi>;</mi>
            <mrow>
              <mi>L</mi>
            </mrow>
            <mrow>
              <mo stretchy="false">(</mo>
              <mrow>
                <mfrac>
                  <mrow>
                    <mn>30</mn>
                    <mrow>
                      <mi>T</mi>
                      <mo stretchy="false">+</mo>
                      <mn>3</mn>
                    </mrow>
                    <mi>L</mi>
                  </mrow>
                  <mrow>
                    <mrow>
                      <mn>9T</mn>
                      <mo stretchy="false">+</mo>
                      <mn>20L</mn>
                    </mrow>
                  </mrow>
                </mfrac>
              </mrow>
              <mo stretchy="false">)</mo>
            </mrow>
            <mi>;</mi>
          </mrow>
        </mtd>
      </mtr>
      <mtr>
        <mtd>
          <mrow>
            <mfrac>
              <mrow>
                <mn>4</mn>
              </mrow>
              <mrow>
                <mn>3</mn>
              </mrow>
            </mfrac>
            <mrow>
              <mfrac>
                <mrow>
                  <mi>T</mi>
                </mrow>
                <mrow>
                  <mi>L</mi>
                </mrow>
              </mfrac>
              <mo stretchy="false">+</mo>
              <mfrac>
                <mrow>
                  <mn>1</mn>
                </mrow>
                <mrow>
                  <mn>4Kp</mn>
                </mrow>
              </mfrac>
            </mrow>
            <mi>;</mi>
            <mrow>
              <mi>L</mi>
            </mrow>
            <mrow>
              <mo stretchy="false">(</mo>
              <mrow>
                <mfrac>
                  <mrow>
                    <mrow>
                      <mn>32</mn>
                      <mo stretchy="false">+</mo>
                      <mn>6</mn>
                    </mrow>
                    <mfrac>
                      <mrow>
                        <mi>L</mi>
                      </mrow>
                      <mrow>
                        <mi mathvariant="italic">tau</mi>
                      </mrow>
                    </mfrac>
                  </mrow>
                  <mrow>
                    <mrow>
                      <mn>13</mn>
                      <mo stretchy="false">+</mo>
                      <mn>8</mn>
                    </mrow>
                    <mfrac>
                      <mrow>
                        <mi>L</mi>
                      </mrow>
                      <mrow>
                        <mi mathvariant="italic">tau</mi>
                      </mrow>
                    </mfrac>
                  </mrow>
                </mfrac>
              </mrow>
              <mo stretchy="false">)</mo>
            </mrow>
            <mi>;</mi>
            <mi>L</mi>
            <mrow>
              <mo stretchy="false">(</mo>
              <mrow>
                <mfrac>
                  <mrow>
                    <mn>4</mn>
                  </mrow>
                  <mrow>
                    <mrow>
                      <mn>11</mn>
                      <mo stretchy="false">+</mo>
                      <mn>2</mn>
                    </mrow>
                    <mfrac>
                      <mrow>
                        <mi>L</mi>
                      </mrow>
                      <mrow>
                        <mi mathvariant="italic">tau</mi>
                      </mrow>
                    </mfrac>
                  </mrow>
                </mfrac>
              </mrow>
              <mo stretchy="false">)</mo>
            </mrow>
            <mi>;</mi>
          </mrow>
        </mtd>
      </mtr>
    </mtable>
    <annotation encoding="StarMath 5.0">{T} over {L} ( 1 + {L} over {3T} ) newline
{T}over{L} (0.9 + {L} over {12 T}); 
{L} ({30 T + 3 L} over {9T + 20L}); newline
{4}over{3}{T} over {L} + {1}over{4Kp}; 
{L}({32 + 6{L}over{tau}}over{13 + 8{L}over{tau}}); 
L ( {4}over{11 + 2{L}over{tau}});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11-23T03:03:44.994607996</meta:creation-date>
    <meta:generator>LibreOffice/4.1.2.3$Linux_X86_64 LibreOffice_project/410m0$Build-3</meta:generator>
  </office:meta>
</office:document-meta>
</file>